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e994" draw:textarea-horizontal-align="justify" draw:textarea-vertical-align="middle" draw:auto-grow-height="false" fo:min-height="1.528cm" fo:min-width="3.691cm"/>
    </style:style>
    <style:style style:name="gr2" style:family="graphic" style:parent-style-name="standard">
      <style:graphic-properties draw:fill-color="#ffe994" draw:textarea-horizontal-align="justify" draw:textarea-vertical-align="middle" draw:auto-grow-height="false" fo:min-height="1.401cm" fo:min-width="7.882cm"/>
    </style:style>
    <style:style style:name="gr3" style:family="graphic" style:parent-style-name="standard">
      <style:graphic-properties draw:fill-color="#ffe994" draw:textarea-horizontal-align="justify" draw:textarea-vertical-align="middle" draw:auto-grow-height="false" fo:min-height="1.401cm" fo:min-width="3.768cm"/>
    </style:style>
    <style:style style:name="gr4" style:family="graphic" style:parent-style-name="standard">
      <style:graphic-properties draw:fill-color="#ffe994" draw:textarea-horizontal-align="justify" draw:textarea-vertical-align="middle" draw:auto-grow-height="false" fo:min-height="1.528cm" fo:min-width="3.945cm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1.528cm" fo:min-width="0.897cm"/>
    </style:style>
    <style:style style:name="gr6" style:family="graphic" style:parent-style-name="standard">
      <style:graphic-properties draw:fill-color="#ffe994" draw:textarea-horizontal-align="justify" draw:textarea-vertical-align="middle" draw:auto-grow-height="false" fo:min-height="1.401cm" fo:min-width="3.564cm"/>
    </style:style>
    <style:style style:name="gr7" style:family="graphic" style:parent-style-name="standard">
      <style:graphic-properties draw:fill-color="#ffe994" draw:textarea-horizontal-align="justify" draw:textarea-vertical-align="middle" draw:auto-grow-height="false" fo:min-height="1.401cm" fo:min-width="5.215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e994" draw:textarea-horizontal-align="justify" draw:textarea-vertical-align="middle" draw:auto-grow-height="false" fo:min-height="1.401cm" fo:min-width="3.945cm"/>
    </style:style>
    <style:style style:name="gr12" style:family="graphic" style:parent-style-name="standard">
      <style:graphic-properties draw:fill-color="#ffe994" draw:textarea-horizontal-align="justify" draw:textarea-vertical-align="middle" draw:auto-grow-height="false" fo:min-height="1.401cm" fo:min-width="4.707cm"/>
    </style:style>
    <style:style style:name="gr13" style:family="graphic" style:parent-style-name="standard">
      <style:graphic-properties draw:fill-color="#ffe994" draw:textarea-horizontal-align="justify" draw:textarea-vertical-align="middle" draw:auto-grow-height="false" fo:min-height="1.401cm" fo:min-width="2.04cm"/>
    </style:style>
    <style:style style:name="gr14" style:family="graphic" style:parent-style-name="standard">
      <style:graphic-properties draw:fill-color="#ffe994" draw:textarea-horizontal-align="justify" draw:textarea-vertical-align="middle" draw:auto-grow-height="false" fo:min-height="1.401cm" fo:min-width="4.832cm"/>
    </style:style>
    <style:style style:name="P1" style:family="paragraph">
      <style:paragraph-properties fo:text-align="start"/>
    </style:style>
    <style:style style:name="P2" style:family="paragraph">
      <loext:graphic-properties draw:fill-color="#ffe994"/>
      <style:paragraph-properties fo:text-align="start"/>
    </style:style>
    <style:style style:name="P3" style:family="paragraph">
      <style:paragraph-properties fo:text-align="center"/>
      <style:text-properties fo:background-color="#ffffff"/>
    </style:style>
    <style:style style:name="P4" style:family="paragraph">
      <loext:graphic-properties draw:fill="none"/>
      <style:paragraph-properties fo:text-align="center"/>
      <style:text-properties fo:background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191cm" svg:height="1.778cm" svg:x="1.508cm" svg:y="5.064cm">
          <text:p text:style-name="P1">Battery</text:p>
          <text:p text:style-name="P1">- 18V / 10A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8.382cm" svg:height="1.651cm" svg:x="15.605cm" svg:y="9.001cm">
          <text:p text:style-name="P1">Arduino Leonardo</text:p>
          <text:p text:style-name="P1">- Powered by Raspberry Pi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4.268cm" svg:height="1.651cm" svg:x="17.637cm" svg:y="5.064cm">
          <text:p text:style-name="P1">Raspberry Pi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4.445cm" svg:height="1.778cm" svg:x="8.239cm" svg:y="5.064cm">
          <text:p text:style-name="P1">Power Supply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1.397cm" svg:height="1.778cm" svg:x="19.034cm" svg:y="1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4.064cm" svg:height="1.651cm" svg:x="17.764cm" svg:y="13.192cm">
          <text:p text:style-name="P1">Motor Shield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5.715cm" svg:height="1.651cm" svg:x="16.975cm" svg:y="17.502cm">
          <text:p text:style-name="P1">Motor 1 &amp; 2</text:p>
          <text:p text:style-name="P1">- use the encoder?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9.771cm" svg:y1="6.715cm" svg:x2="19.796cm" svg:y2="9.001cm" draw:start-shape="id1" draw:start-glue-point="2" draw:end-shape="id2" draw:end-glue-point="0" svg:d="M19771 6715l25 2286" svg:viewBox="0 0 26 2287">
          <text:p text:style-name="P3"><text:span text:style-name="T1">USB</text:span></text:p>
        </draw:connector>
        <draw:connector draw:style-name="gr8" draw:text-style-name="P4" draw:layer="layout" draw:type="line" svg:x1="19.732cm" svg:y1="2.778cm" svg:x2="19.771cm" svg:y2="5.064cm" draw:start-shape="id3" draw:start-glue-point="2" draw:end-shape="id1" svg:d="M19732 2778l39 2286" svg:viewBox="0 0 40 2287">
          <text:p text:style-name="P3"><text:span text:style-name="T1">Wi-Fi</text:span></text:p>
        </draw:connector>
        <draw:connector draw:style-name="gr9" draw:text-style-name="P5" draw:layer="layout" draw:type="line" svg:x1="5.699cm" svg:y1="5.953cm" svg:x2="8.239cm" svg:y2="5.953cm" draw:start-shape="id4" draw:start-glue-point="1" draw:end-shape="id5" draw:end-glue-point="3" svg:d="M5699 5953h2540" svg:viewBox="0 0 2541 1">
          <text:p/>
        </draw:connector>
        <draw:connector draw:style-name="gr10" draw:text-style-name="P4" draw:layer="layout" draw:type="line" svg:x1="12.684cm" svg:y1="5.953cm" svg:x2="17.637cm" svg:y2="5.889cm" draw:start-shape="id5" draw:start-glue-point="1" draw:end-shape="id1" draw:end-glue-point="3" svg:d="M12684 5953l4953-64" svg:viewBox="0 0 4954 65">
          <text:p text:style-name="P6"><text:span text:style-name="T1">5.1V / 3A</text:span></text:p>
        </draw:connector>
        <draw:connector draw:style-name="gr10" draw:text-style-name="P4" draw:layer="layout" draw:type="line" svg:x1="3.603cm" svg:y1="6.842cm" svg:x2="3.603cm" svg:y2="9.89cm" draw:start-shape="id4" draw:start-glue-point="2" draw:end-shape="id6" draw:end-glue-point="0" svg:d="M3603 6842v3048" svg:viewBox="0 0 1 3049">
          <text:p text:style-name="P6"><text:span text:style-name="T1">18V / 10A</text:span></text:p>
        </draw:connector>
        <draw:connector draw:style-name="gr8" draw:text-style-name="P4" draw:layer="layout" draw:type="line" svg:x1="19.796cm" svg:y1="10.652cm" svg:x2="19.796cm" svg:y2="13.192cm" draw:start-shape="id2" draw:start-glue-point="2" draw:end-shape="id7" draw:end-glue-point="0" svg:d="M19796 10652v2540" svg:viewBox="0 0 1 2541">
          <text:p text:style-name="P6"><text:span text:style-name="T1">Motor control</text:span></text:p>
          <text:p text:style-name="P6"><text:span text:style-name="T1">maybe encoder data</text:span></text:p>
        </draw:connector>
        <draw:connector draw:style-name="gr8" draw:text-style-name="P4" draw:layer="layout" draw:type="line" svg:x1="19.796cm" svg:y1="14.843cm" svg:x2="19.832cm" svg:y2="17.502cm" draw:start-shape="id7" draw:start-glue-point="2" draw:end-shape="id8" draw:end-glue-point="0" svg:d="M19796 14843l36 2659" svg:viewBox="0 0 37 2660">
          <text:p text:style-name="P6"><text:span text:style-name="T1">Motor control</text:span></text:p>
          <text:p text:style-name="P6"><text:span text:style-name="T1">maybe encoder data supplied by arduino</text:span></text:p>
        </draw:connector>
        <draw:custom-shape draw:style-name="gr11" draw:text-style-name="P2" xml:id="id6" draw:id="id6" draw:layer="layout" svg:width="4.445cm" svg:height="1.651cm" svg:x="1.381cm" svg:y="9.89cm">
          <text:p text:style-name="P1">Motor Control</text:p>
          <text:p text:style-name="P1">- continous?????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10.461cm" svg:y1="6.842cm" svg:x2="17.764cm" svg:y2="14.017cm" draw:start-shape="id5" draw:start-glue-point="2" draw:end-shape="id7" draw:end-glue-point="3" svg:d="M10461 6842l7303 7175" svg:viewBox="0 0 7304 7176">
          <text:p text:style-name="P6"><text:span text:style-name="T1">9V / 2A</text:span></text:p>
          <text:p text:style-name="P6"><text:span text:style-name="T1">(min 1.1A)</text:span></text:p>
        </draw:connector>
        <draw:custom-shape draw:style-name="gr12" draw:text-style-name="P2" xml:id="id9" draw:id="id9" draw:layer="layout" svg:width="5.207cm" svg:height="1.651cm" svg:x="1cm" svg:y="12.938cm">
          <text:p text:style-name="P1">Vacuum Cleaner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3.603cm" svg:y1="11.541cm" svg:x2="3.603cm" svg:y2="12.938cm" draw:start-shape="id6" draw:start-glue-point="2" draw:end-shape="id9" draw:end-glue-point="0" svg:d="M3603 11541v1397" svg:viewBox="0 0 1 1398">
          <text:p/>
        </draw:connector>
        <draw:custom-shape draw:style-name="gr13" draw:text-style-name="P2" xml:id="id10" draw:id="id10" draw:layer="layout" svg:width="2.54cm" svg:height="1.651cm" svg:x="2.27cm" svg:y="16.494cm">
          <text:p text:style-name="P1">Nozzle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3.603cm" svg:y1="14.589cm" svg:x2="3.54cm" svg:y2="16.494cm" draw:start-shape="id9" draw:start-glue-point="2" draw:end-shape="id10" svg:d="M3603 14589l-63 1905" svg:viewBox="0 0 64 1906">
          <text:p/>
        </draw:connector>
        <draw:custom-shape draw:style-name="gr13" draw:text-style-name="P2" xml:id="id11" draw:id="id11" draw:layer="layout" svg:width="2.54cm" svg:height="1.651cm" svg:x="18.653cm" svg:y="21cm">
          <text:p text:style-name="P1">Vehicle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9.832cm" svg:y1="19.153cm" svg:x2="19.923cm" svg:y2="21cm" draw:start-shape="id8" draw:start-glue-point="2" draw:end-shape="id11" draw:end-glue-point="0" svg:d="M19832 19153l91 1847" svg:viewBox="0 0 92 1848">
          <text:p/>
        </draw:connector>
        <draw:custom-shape draw:style-name="gr14" draw:text-style-name="P2" draw:layer="layout" svg:width="5.332cm" svg:height="1.651cm" svg:x="24.622cm" svg:y="6.207cm">
          <text:p text:style-name="P1">Distance Sensor</text:p>
          <text:p text:style-name="P1">???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9T15:49:09.525422291</meta:creation-date>
    <dc:date>2020-07-19T16:42:04.209275004</dc:date>
    <meta:editing-duration>PT41M54S</meta:editing-duration>
    <meta:editing-cycles>8</meta:editing-cycles>
    <meta:generator>LibreOffice/6.1.5.2$Linux_ARM_EABI LibreOffice_project/10$Build-2</meta:generator>
    <meta:document-statistic meta:object-count="23"/>
  </office:meta>
</office:document-meta>
</file>